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ameel Noori Kasheeda" svg:font-family="'Jameel Noori Kasheeda'"/>
    <style:font-face style:name="Noto Sans Devanagari" svg:font-family="'Noto Sans Devanagari'" style:font-family-generic="swiss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ntarell" fo:font-size="12pt" fo:font-weight="bold" style:font-size-asian="12pt" style:font-size-complex="12pt"/>
    </style:style>
    <style:style style:name="P2" style:family="paragraph" style:parent-style-name="Standard">
      <style:text-properties style:font-name="Cantarell" fo:font-size="12pt" style:font-size-asian="12pt" style:font-size-complex="12pt"/>
    </style:style>
    <style:style style:name="P3" style:family="paragraph" style:parent-style-name="Standard">
      <style:text-properties fo:color="#0369a3" loext:opacity="100%" style:font-name="Cantarell" fo:font-size="12pt" style:font-size-asian="12pt" style:font-size-complex="12pt"/>
    </style:style>
    <style:style style:name="P4" style:family="paragraph" style:parent-style-name="Subtitle">
      <style:text-properties fo:font-weight="bold" officeooo:rsid="00026b9c" officeooo:paragraph-rsid="00026b9c" style:font-weight-asian="bold" style:font-weight-complex="bold"/>
    </style:style>
    <style:style style:name="P5" style:family="paragraph" style:parent-style-name="Standard">
      <style:text-properties style:font-name="Cantarell" fo:font-size="12pt" fo:font-weight="bold" style:font-size-asian="12pt" style:font-size-complex="12pt"/>
    </style:style>
    <style:style style:name="P6" style:family="paragraph" style:parent-style-name="Standard">
      <style:text-properties style:font-name="Cantarell" fo:font-size="12pt" style:font-size-asian="12pt" style:font-size-complex="12pt"/>
    </style:style>
    <style:style style:name="P7" style:family="paragraph" style:parent-style-name="Standard">
      <style:text-properties style:font-name="Cantarell" fo:font-size="12pt" officeooo:rsid="00125c08" officeooo:paragraph-rsid="00125c08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color="#0369a3" loext:opacity="100%"/>
    </style:style>
    <style:style style:name="T3" style:family="text">
      <style:text-properties fo:color="#0369a3" loext:opacity="100%" officeooo:rsid="00110d29"/>
    </style:style>
    <style:style style:name="T4" style:family="text">
      <style:text-properties officeooo:rsid="000bba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On Dest<text:span text:style-name="T4">r</text:span>oying Books</text:p>
      <text:p text:style-name="P1">Q. 1: What sorts of books were presented by the British public to soldiers?</text:p>
      <text:p text:style-name="P2"><text:s/><text:span text:style-name="T1">Ans:</text:span> <text:span text:style-name="T2">Most of the books sent to soldiers were ordinary and suitable. But they were also presented </text:span><text:span text:style-name="T3">the </text:span><text:span text:style-name="T2">oddest books such as twenty years old magazine, guides to the lake district and back numbers of Whitaker’s almanac.</text:span></text:p>
      <text:p text:style-name="P2"/>
      <text:p text:style-name="P1">Q. 2: Was it the interest of soldiers that prompted their action, it wished to get rid of the useless books?</text:p>
      <text:p text:style-name="P2"><text:span text:style-name="T1">Ans:</text:span> <text:span text:style-name="T2">No, it was not the interest of soldiers. In fact, they want to get rid of their old and useless books. So they sent them to the soldiers.</text:span></text:p>
      <text:p text:style-name="P2"/>
      <text:p text:style-name="P1">Q. 3: Why should bad books be destroyed?</text:p>
      <text:p text:style-name="P2"><text:span text:style-name="T1">Ans:</text:span> <text:span text:style-name="T2">Bad books should be destroyed so that there should be space for good and new books on the shelves. Moreover, it________________________________________</text:span></text:p>
      <text:p text:style-name="P2"><text:span text:style-name="T2"/></text:p>
      <text:p text:style-name="P7"><text:span text:style-name="T2">Bad book should be destroyed because they occupy a lot of space. Moreover, there should be space for new and good books.</text:span></text:p>
      <text:p text:style-name="P2"><text:span text:style-name="T2"/></text:p>
      <text:p text:style-name="P2"/>
      <text:p text:style-name="P1">Q. 4: Why is it difficult to destroy books?</text:p>
      <text:p text:style-name="P2"><text:span text:style-name="T1">Ans:</text:span> <text:span text:style-name="T2">It is difficult to destroy books because they die hard. We do not have a proper place to burn them. They are like cats, and it is difficult to find a scaffold for them.</text:span></text:p>
      <text:p text:style-name="P2"/>
      <text:p text:style-name="P1">Q. 5: Why could not the author burn the unwanted books?</text:p>
      <text:p text:style-name="P2"><text:span text:style-name="T1">Ans: </text:span><text:span text:style-name="T2">The author could not burn the unwanted books because he had no cooking range, and he could not burn them on the gas cooker.</text:span></text:p>
      <text:p text:style-name="P2"/>
      <text:p text:style-name="P1">Q. 6: How did he decide to get rid of them?</text:p>
      <text:p text:style-name="P2"><text:span text:style-name="T1">Ans: </text:span><text:span text:style-name="T2">He decided to get rid of them by throwing them into the river. He stuffed them into a sack and went to the river to throw them.</text:span></text:p>
      <text:p text:style-name="P2"/>
      <text:p text:style-name="P1">Q. 7: Describe the authors midnight venture to throw the books in the river and the suspicion which his action was likely to arouse?</text:p>
      <text:p text:style-name="P2"><text:span text:style-name="T1">Ans:</text:span> <text:span text:style-name="T2">At midnight, the author stuffed the books in a sack. He shouldered them and went to fling them into the river. He was terribly frightened at the sight of a policeman and a stranger. At last, he threw the books into the river after many difficulties.</text:span></text:p>
      <text:p text:style-name="P2"/>
      <text:p text:style-name="P1">Q. 8: How did he muster up courage, at last, to fling them into the river?</text:p>
      <text:p text:style-name="P2"><text:span text:style-name="T1">Ans: </text:span><text:span text:style-name="T2">The writer was hesitant to throw them. Then he abused himself for his cowardice. At last, he mustered up courage and threw the sack into the river.</text:span></text:p>
      <text:p text:style-name="P3"/>
      <text:p text:style-name="P1">Q. 9: Did he come to have a feeling for those books once he had got rid of them?</text:p>
      <text:p text:style-name="P2"><text:span text:style-name="T1">Ans:</text:span> <text:span text:style-name="T2">He was sad after throwing the books. He thought that poor books met a fate worse than they deserve.</text:span></text:p>
      <text:p text:style-name="P2"/>
      <text:p text:style-name="P1">Q.10: What did the writer think about the splash?</text:p>
      <text:p text:style-name="P2"><text:span text:style-name="T1">Ans: </text:span><text:span text:style-name="T2">The writer thought that people would catch him. They would think that he had thrown a baby into the river. Therefore, he was afraid of the splash of the sack.</text:span></text:p>
      <text:p text:style-name="P2"/>
      <text:p text:style-name="P2"><text:soft-page-break/></text:p>
      <text:p text:style-name="P2"/>
      <text:p text:style-name="P2"/>
      <text:p text:style-name="P2"/>
      <text:p text:style-name="P1">Q.11: Give the names of the books that the writer threw into the river?</text:p>
      <text:p text:style-name="P2"><text:span text:style-name="T1">Ans: </text:span><text:span text:style-name="T2">The names of the books are Odes to Diana, Sonnets to Ethel, Dramas on Love of Lancelot and Stanzas on a first Glimpse of Venice.</text:span></text:p>
      <text:p text:style-name="P2"/>
      <text:p text:style-name="P2"/>
      <text:p text:style-name="P1">Q.12: What did the writer think when he saw the policeman on the way?</text:p>
      <text:p text:style-name="P2"><text:span text:style-name="T1">Ans: </text:span><text:span text:style-name="T2">When he saw a policeman on the way, he became afraid. He thought that he would consider him a thief and arrest him. But the policeman did not take any notice of him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ameel Noori Kasheeda" svg:font-family="'Jameel Noori Kasheeda'"/>
    <style:font-face style:name="Noto Sans Devanagari" svg:font-family="'Noto Sans Devanagari'" style:font-family-generic="swiss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Jameel Noori Kasheeda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ur" style:country-complex="PK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Jameel Noori Kasheeda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ur" style:country-complex="PK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Jameel Noori Kasheeda" fo:font-family="'Jameel Noori Kasheeda'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Jameel Noori Kasheeda" fo:font-family="'Jameel Noori Kasheeda'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Jameel Noori Kasheeda" fo:font-family="'Jameel Noori Kasheeda'" style:font-size-asian="12pt" style:font-name-complex="Noto Sans Devanagari" style:font-family-complex="'Noto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8T19:21:02.423584137</meta:creation-date>
    <dc:date>2021-03-08T19:40:46.405166544</dc:date>
    <meta:editing-duration>PT19M7S</meta:editing-duration>
    <meta:editing-cycles>14</meta:editing-cycles>
    <meta:generator>LibreOffice/7.1.1.2$Linux_X86_64 LibreOffice_project/10$Build-2</meta:generator>
    <meta:document-statistic meta:table-count="0" meta:image-count="0" meta:object-count="0" meta:page-count="2" meta:paragraph-count="26" meta:word-count="557" meta:character-count="2902" meta:non-whitespace-character-count="2370"/>
  </office:meta>
</office:document-meta>
</file>